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DNA-subtitle">
      <style:graphic-properties draw:fill-color="#ffffff" fo:min-height="10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efault4-title">
      <style:graphic-properties fo:min-height="1.75cm" loext:decorative="false"/>
      <style:paragraph-properties style:writing-mode="lr-tb"/>
    </style:style>
    <style:style style:name="pr7" style:family="presentation" style:parent-style-name="Default4-outline1">
      <style:graphic-properties fo:min-height="10.001cm" loext:decorative="false"/>
      <style:paragraph-properties style:writing-mode="lr-tb"/>
    </style:style>
    <style:style style:name="pr8" style:family="presentation" style:parent-style-name="Default4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Default5-title">
      <style:graphic-properties fo:min-height="1.75cm" loext:decorative="false"/>
      <style:paragraph-properties style:writing-mode="lr-tb"/>
    </style:style>
    <style:style style:name="pr10" style:family="presentation" style:parent-style-name="Default5-outline1">
      <style:graphic-properties fo:min-height="10.001cm" loext:decorative="false"/>
      <style:paragraph-properties style:writing-mode="lr-tb"/>
    </style:style>
    <style:style style:name="pr11" style:family="presentation" style:parent-style-name="Default5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Default6-title">
      <style:graphic-properties draw:auto-grow-height="true" fo:min-height="2.6cm" loext:decorative="false"/>
      <style:paragraph-properties style:writing-mode="lr-tb"/>
    </style:style>
    <style:style style:name="pr13" style:family="presentation" style:parent-style-name="Default6-outline1">
      <style:graphic-properties fo:min-height="10.001cm" loext:decorative="false"/>
      <style:paragraph-properties style:writing-mode="lr-tb"/>
    </style:style>
    <style:style style:name="pr14" style:family="presentation" style:parent-style-name="Default6-notes">
      <style:graphic-properties draw:fill-color="#ffffff" draw:auto-grow-height="true" fo:min-height="14cm" loext:decorative="false"/>
      <style:paragraph-properties style:writing-mode="lr-tb"/>
    </style:style>
    <style:style style:name="pr15" style:family="presentation" style:parent-style-name="Default6-title">
      <style:graphic-properties fo:min-height="2.6cm" loext:decorative="false"/>
      <style:paragraph-properties style:writing-mode="lr-tb"/>
    </style:style>
    <style:style style:name="pr16" style:family="presentation" style:parent-style-name="Default6-outline1">
      <style:graphic-properties fo:min-height="9.135cm" loext:decorative="false"/>
      <style:paragraph-properties style:writing-mode="lr-tb"/>
    </style:style>
    <style:style style:name="pr17" style:family="presentation" style:parent-style-name="Default6-notes">
      <style:graphic-properties draw:fill-color="#ffffff" fo:min-height="14cm" loext:decorative="false"/>
      <style:paragraph-properties style:writing-mode="lr-tb"/>
    </style:style>
    <style:style style:name="pr18" style:family="presentation" style:parent-style-name="Default6-outline1">
      <style:graphic-properties fo:min-height="4.357cm" loext:decorative="false"/>
      <style:paragraph-properties style:writing-mode="lr-tb"/>
    </style:style>
    <style:style style:name="pr19" style:family="presentation" style:parent-style-name="Default2-title">
      <style:graphic-properties draw:auto-grow-height="true" fo:min-height="2.6cm" loext:decorative="false"/>
      <style:paragraph-properties style:writing-mode="lr-tb"/>
    </style:style>
    <style:style style:name="pr20" style:family="presentation" style:parent-style-name="Default2-outline1">
      <style:graphic-properties fo:min-height="10.001cm" loext:decorative="false"/>
      <style:paragraph-properties style:writing-mode="lr-tb"/>
    </style:style>
    <style:style style:name="pr21" style:family="presentation" style:parent-style-name="Default2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/>
    </style:style>
    <style:style style:name="P5" style:family="paragraph">
      <style:text-properties fo:color="#000000" loext:opacity="100%"/>
    </style:style>
    <style:style style:name="P6" style:family="paragraph">
      <style:paragraph-properties fo:margin-left="0cm" fo:margin-right="0cm" fo:margin-top="0cm" fo:margin-bottom="0.298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9.3999996185303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a933" loext:opacity="100%" fo:font-weight="normal" style:font-weight-asian="normal" style:font-weight-complex="normal"/>
    </style:style>
    <style:style style:name="T4" style:family="text">
      <style:text-properties fo:color="#00a933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 style:text-underline-style="solid" style:text-underline-width="auto" style:text-underline-color="font-color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presentation:footer-decl presentation:name="ftr1">Dimitris Tsirmpas</presentation:footer-decl>
      <presentation:date-time-decl presentation:name="dtd1" presentation:source="current-date" style:data-style-name="D3"/>
      <draw:page draw:name="page1" draw:style-name="dp1" draw:master-page-name="DNA" presentation:presentation-page-layout-name="AL1T0" presentation:use-footer-name="ftr1" presentation:use-date-time-name="dtd1">
        <draw:frame presentation:style-name="pr1" draw:text-style-name="P1" draw:layer="layout" svg:width="21.42cm" svg:height="10cm" svg:x="5.08cm" svg:y="2.54cm" presentation:class="subtitle" presentation:user-transformed="true">
          <draw:text-box>
            <text:p><text:span text:style-name="T1">Feasibility of defining LLM facilitator policy </text:span></text:p>
            <text:p><text:span text:style-name="T1">through self-play</text:span></text:p>
            <text:p><text:span text:style-name="T1"/></text:p>
            <text:p><text:span text:style-name="T2">Dimitris Tsirmpas</text:span></text:p>
            <text:p><text:span text:style-name="T2">7/10/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presentation:use-footer-name="ftr1" presentation:use-date-time-name="dtd1">
        <draw:frame presentation:style-name="pr3" draw:layer="layout" svg:width="22.5cm" svg:height="2.6cm" svg:x="4.5cm" svg:y="0.6cm" presentation:class="title">
          <draw:text-box>
            <text:p>What is a “policy”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3">Formal policy documents; ideological principles by institutions </text:p>
              </text:list-item>
              <text:list-item>
                <text:p>A mapping between of situations and actions (RL)</text:p>
              </text:list-item>
              <text:list-item>
                <text:p>Combinations of vague, broad principles</text:p>
              </text:list-item>
              <text:list-item>
                <text:p>…</text:p>
              </text:list-item>
              <text:list-item>
                <text:p>Generally, can be defined as “<text:span text:style-name="T3">any specification of </text:span><text:span text:style-name="T3">desired model behavior </text:span><text:span text:style-name="T3">that is actually used to </text:span><text:span text:style-name="T3">shape the behavior of a </text:span><text:span text:style-name="T3">model</text:span>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3T3" presentation:use-footer-name="ftr1" presentation:use-date-time-name="dtd1">
        <draw:frame presentation:style-name="pr4" draw:layer="layout" svg:width="10.979cm" svg:height="9.134cm" svg:x="4.5cm" svg:y="3.8cm" presentation:class="outline">
          <draw:text-box>
            <text:list text:style-name="L2">
              <text:list-item>
                <text:p>Principle-based approaches 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4">Easy to develop</text:span></text:p>
                  </text:list-item>
                  <text:list-item>
                    <text:p><text:span text:style-name="T5">De facto LLM enforced </text:span><text:span text:style-name="T5">policy may deviate from </text:span><text:span text:style-name="T5">the selected policy</text:span></text:p>
                  </text:list-item>
                </text:list>
              </text:list-item>
            </text:list>
          </draw:text-box>
        </draw:frame>
        <draw:frame presentation:style-name="pr3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><text:s/>Case-based approaches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4">Robust, translates well to </text:span><text:span text:style-name="T4">LLMs</text:span></text:p>
                  </text:list-item>
                  <text:list-item>
                    <text:p><text:span text:style-name="T5">Need large case datasets</text:span></text:p>
                  </text:list-item>
                  <text:list-item>
                    <text:p><text:span text:style-name="T5">May be difficult to </text:span><text:span text:style-name="T5">generate with LL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3T3" presentation:use-footer-name="ftr1" presentation:use-date-time-name="dtd1">
        <draw:frame presentation:style-name="pr4" draw:layer="layout" svg:width="10.979cm" svg:height="9.134cm" svg:x="4.5cm" svg:y="3.8cm" presentation:class="outline">
          <draw:text-box>
            <text:list text:style-name="L2">
              <text:list-item>
                <text:p><text:span text:style-name="T4">Principle-based </text:span><text:span text:style-name="T4">approaches </text:span>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4">Easy to develop</text:span></text:p>
                  </text:list-item>
                  <text:list-item>
                    <text:p><text:span text:style-name="T5">De facto LLM enforced </text:span><text:span text:style-name="T5">policy may deviate from </text:span><text:span text:style-name="T5">the selected policy</text:span></text:p>
                  </text:list-item>
                </text:list>
              </text:list-item>
            </text:list>
          </draw:text-box>
        </draw:frame>
        <draw:frame presentation:style-name="pr3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><text:s/><text:span text:style-name="T5">Case-based approaches</text:span>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4">Robust, translates well to </text:span><text:span text:style-name="T4">LLMs</text:span></text:p>
                  </text:list-item>
                  <text:list-item>
                    <text:p><text:span text:style-name="T5">Need large case datasets</text:span></text:p>
                  </text:list-item>
                  <text:list-item>
                    <text:p><text:span text:style-name="T5">May be difficult to </text:span><text:span text:style-name="T5">generate with LL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2T1" presentation:use-footer-name="ftr1" presentation:use-date-time-name="dtd1">
        <draw:frame presentation:style-name="pr6" draw:layer="layout" svg:width="24cm" svg:height="1.75cm" svg:x="1.5cm" svg:y="1.25cm" presentation:class="title" presentation:user-transformed="true">
          <draw:text-box>
            <text:p text:style-name="P4"><text:span text:style-name="T1">Constitutional AI</text:span></text:p>
          </draw:text-box>
        </draw:frame>
        <draw:frame presentation:style-name="pr7" draw:text-style-name="P5" draw:layer="layout" svg:width="22.5cm" svg:height="9.134cm" svg:x="4.5cm" svg:y="3.8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Used for training LLM </text:span><text:span text:style-name="T1">assistants</text:span></text:p>
                <text:list>
                  <text:list-item>
                    <text:p><text:span text:style-name="T1">Prevent harmful </text:span><text:span text:style-name="T1">responses</text:span></text:p>
                  </text:list-item>
                  <text:list-item>
                    <text:p><text:span text:style-name="T1">Remain helpful (do not be </text:span><text:span text:style-name="T1">evasive – always state </text:span><text:span text:style-name="T1">the reason you can not </text:span><text:span text:style-name="T1">respond)</text:span></text:p>
                  </text:list-item>
                </text:list>
              </text:list-item>
              <text:list-item>
                <text:p><text:span text:style-name="T1">Start from predefined </text:span><text:span text:style-name="T1">policy, learn model </text:span><text:span text:style-name="T1">behavior via self-pla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efault5" presentation:presentation-page-layout-name="AL3T3" presentation:use-footer-name="ftr1" presentation:use-date-time-name="dtd1">
        <draw:frame presentation:style-name="pr9" draw:text-style-name="P5" draw:layer="layout" svg:width="24cm" svg:height="1.75cm" svg:x="1.5cm" svg:y="1.25cm" presentation:class="title" presentation:user-transformed="true">
          <draw:text-box>
            <text:p><text:span text:style-name="T1">Constitutional AI</text:span></text:p>
          </draw:text-box>
        </draw:frame>
        <draw:frame presentation:style-name="pr10" draw:text-style-name="P5" draw:layer="layout" svg:width="10.979cm" svg:height="9.134cm" svg:x="4.5cm" svg:y="3.8cm" presentation:class="outline">
          <draw:text-box>
            <text:list text:style-name="L2">
              <text:list-item>
                <text:p><text:span text:style-name="T6">Supervised training</text:span></text:p>
                <text:list>
                  <text:list-item>
                    <text:p><text:span text:style-name="T7">Critique → Revision → </text:span><text:span text:style-name="T7">Supervised Learning</text:span></text:p>
                  </text:list-item>
                  <text:list-item>
                    <text:p><text:span text:style-name="T1">Use self-play to create </text:span><text:span text:style-name="T1">synthetic dialogues</text:span></text:p>
                  </text:list-item>
                  <text:list-item>
                    <text:p><text:span text:style-name="T1">Use generated dialogues </text:span><text:span text:style-name="T1">to facilitate model </text:span><text:span text:style-name="T1">finetuning</text:span></text:p>
                  </text:list-item>
                  <text:list-item>
                    <text:p><text:span text:style-name="T1">Does not define a policy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12.199cm" svg:height="10cm" svg:x="13.836cm" svg:y="3.75cm" presentation:class="outline" presentation:user-transformed="true">
          <draw:text-box>
            <text:list text:style-name="L2">
              <text:list-item>
                <text:p><text:span text:style-name="T6">Reinforcement Learning</text:span></text:p>
                <text:list>
                  <text:list-item>
                    <text:p><text:span text:style-name="T7">Finetuned model → </text:span></text:p>
                    <text:p><text:span text:style-name="T7">AI Comparison </text:span><text:span text:style-name="T7">Evaluation → </text:span><text:span text:style-name="T7">Preference Model → </text:span><text:span text:style-name="T7">Reinforcement Learning</text:span></text:p>
                  </text:list-item>
                  <text:list-item>
                    <text:p text:style-name="P6"><text:span text:style-name="T8">Further finetune the </text:span><text:span text:style-name="T8">previous model via RL</text:span></text:p>
                    <text:list>
                      <text:list-item>
                        <text:p><text:span text:style-name="T8">L</text:span><text:span text:style-name="T1">ike RLHF but feedback </text:span><text:span text:style-name="T1">from LLMs (RLAIF)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efault6" presentation:presentation-page-layout-name="AL2T1" presentation:use-footer-name="ftr1" presentation:use-date-time-name="dtd1">
        <draw:frame presentation:style-name="pr12" draw:text-style-name="P5" draw:layer="layout" svg:width="22.5cm" svg:height="2.6cm" svg:x="4.5cm" svg:y="0.6cm" presentation:class="title">
          <draw:text-box>
            <text:p><text:span text:style-name="T1">Collective Constitutional AI</text:span></text:p>
          </draw:text-box>
        </draw:frame>
        <draw:frame presentation:style-name="pr13" draw:text-style-name="P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Define the policy using </text:span><text:span text:style-name="T1">aggregated human </text:span><text:span text:style-name="T1">feedback</text:span></text:p>
                <text:list>
                  <text:list-item>
                    <text:p><text:span text:style-name="T1">Use a deliberation &amp; </text:span><text:span text:style-name="T1">opinion analysis platform </text:span><text:span text:style-name="T1">(Polis)</text:span></text:p>
                  </text:list-item>
                  <text:list-item>
                    <text:p><text:span text:style-name="T1">Define a superset of rules </text:span><text:span text:style-name="T1">that will make up the </text:span><text:span text:style-name="T9">original policy</text:span></text:p>
                  </text:list-item>
                  <text:list-item>
                    <text:p><text:span text:style-name="T1">Let users submit their </text:span><text:span text:style-name="T1">own rules to the </text:span><text:span text:style-name="T10">original </text:span><text:span text:style-name="T10">policy</text:span></text:p>
                  </text:list-item>
                  <text:list-item>
                    <text:p><text:span text:style-name="T1">Let users vote and </text:span><text:span text:style-name="T1">discuss each rule</text:span></text:p>
                    <text:list>
                      <text:list-item>
                        <text:p><text:span text:style-name="T1">Rules exhibiting </text:span><text:span text:style-name="T1">polarization are not </text:span><text:span text:style-name="T1">included in the </text:span><text:span text:style-name="T7">final </text:span><text:span text:style-name="T7">policy</text:span></text:p>
                      </text:list-item>
                      <text:list-item>
                        <text:p><text:span text:style-name="T1">Broadly accepted rules </text:span><text:span text:style-name="T1">are included in the </text:span><text:span text:style-name="T7">final </text:span><text:span text:style-name="T7">policy</text:span></text:p>
                      </text:list-item>
                    </text:list>
                  </text:list-item>
                  <text:list-item>
                    <text:p><text:span text:style-name="T1">Train model with the </text:span><text:span text:style-name="T1">same procedure as in </text:span><text:span text:style-name="T1">“Constitutional AI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efault6" presentation:presentation-page-layout-name="AL2T1" presentation:use-footer-name="ftr1" presentation:use-date-time-name="dtd1">
        <draw:frame presentation:style-name="pr15" draw:layer="layout" svg:width="22.5cm" svg:height="2.6cm" svg:x="4.5cm" svg:y="0.6cm" presentation:class="title">
          <draw:text-box>
            <text:p>How do we create a policy?</text:p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 text:style-name="P3"><text:span text:style-name="T11">There is currently no </text:span><text:span text:style-name="T11">paper outlining how a </text:span><text:span text:style-name="T11">LLM can create its own </text:span><text:span text:style-name="T11">policy, or </text:span>adapt it as-it-goes</text:p>
              </text:list-item>
              <text:list-item>
                <text:p>Research currently assumes that a sound <text:span text:style-name="T12">policy exists</text:span>; the research question is <text:span text:style-name="T13">how</text:span> the model can follow that policy</text:p>
              </text:list-item>
              <text:list-item>
                <text:p>Therefore we could innovate by partly or wholly automating the policy-creation task to the LL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efault6" presentation:presentation-page-layout-name="AL2T1" presentation:use-footer-name="ftr1" presentation:use-date-time-name="dtd1">
        <draw:frame presentation:style-name="pr15" draw:layer="layout" svg:width="22.5cm" svg:height="2.6cm" svg:x="4.5cm" svg:y="0.6cm" presentation:class="title" presentation:user-transformed="true">
          <draw:text-box>
            <text:p text:style-name="P4">How do we create a policy?</text:p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<text:span text:style-name="T1">Argument-quality-based </text:span><text:span text:style-name="T1">policy filtering</text:span></text:p>
                <text:list>
                  <text:list-item>
                    <text:p><text:span text:style-name="T1">Select a number of </text:span><text:span text:style-name="T1">guidelines </text:span></text:p>
                    <text:list>
                      <text:list-item>
                        <text:p><text:span text:style-name="T1">From ourselves?</text:span></text:p>
                      </text:list-item>
                      <text:list-item>
                        <text:p><text:span text:style-name="T1">From one of the </text:span><text:span text:style-name="T1">Constitutional AI papers?</text:span></text:p>
                      </text:list-item>
                      <text:list-item>
                        <text:p><text:span text:style-name="T1">From multiple sources?</text:span></text:p>
                      </text:list-item>
                    </text:list>
                  </text:list-item>
                  <text:list-item>
                    <text:p><text:span text:style-name="T1">Run experiments with </text:span><text:span text:style-name="T1">constitutions comprised of </text:span><text:span text:style-name="T1">permutations of the above </text:span><text:span text:style-name="T1">guidelines</text:span></text:p>
                  </text:list-item>
                  <text:list-item>
                    <text:p><text:span text:style-name="T1">Select the ones with the </text:span><text:span text:style-name="T1">best quality (according to </text:span><text:span text:style-name="T1">automated metri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efault6" presentation:presentation-page-layout-name="AL2T1" presentation:use-footer-name="ftr1" presentation:use-date-time-name="dtd1">
        <draw:frame presentation:style-name="pr15" draw:layer="layout" svg:width="22.5cm" svg:height="2.6cm" svg:x="4.5cm" svg:y="0.6cm" presentation:class="title">
          <draw:text-box>
            <text:p text:style-name="P4">How do we create a policy?</text:p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Create a predefined superset of guidelines with attached “importance” weights</text:p>
                  </text:list-item>
                  <text:list-item>
                    <text:p>Use self-play to generate synthetic conversations</text:p>
                  </text:list-item>
                  <text:list-item>
                    <text:p>Use a conversation quality metric to attribute a value to how well the conversation is going</text:p>
                  </text:list-item>
                  <text:list-item>
                    <text:p>Use that value to change the policy weights</text:p>
                  </text:list-item>
                  <text:list-item>
                    <text:p>Essentially Constitutional AI RLAIF, but this time changes policy, not model we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efault6" presentation:presentation-page-layout-name="AL2T1" presentation:use-footer-name="ftr1" presentation:use-date-time-name="dtd1">
        <draw:frame presentation:style-name="pr15" draw:layer="layout" svg:width="22.5cm" svg:height="2.6cm" svg:x="4.5cm" svg:y="0.6cm" presentation:class="title">
          <draw:text-box>
            <text:p>How do we create a policy?</text:p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Model self-play</text:p>
                <text:list>
                  <text:list-item>
                    <text:p>Already extensively used to train the model according to a policy</text:p>
                  </text:list-item>
                  <text:list-item>
                    <text:p>Can be trivially expanded to augment a policy using the a LLM: </text:p>
                    <text:list>
                      <text:list-item>
                        <text:p>Create a dataset of failed conversations →</text:p>
                      </text:list-item>
                      <text:list-item>
                        <text:p>Ask the model what went wrong in each conversation → </text:p>
                      </text:list-item>
                      <text:list-item>
                        <text:p>Ask the model to create a policy that would address the problem, if one does not exist</text:p>
                      </text:list-item>
                      <text:list-item>
                        <text:p>Append it to the current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7cm" svg:height="9.56cm" svg:x="2cm" svg:y="2.5cm" draw:page-number="11" presentation:class="page"/>
          <draw:frame presentation:style-name="pr1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efault6" presentation:presentation-page-layout-name="AL4T18" presentation:use-footer-name="ftr1" presentation:use-date-time-name="dtd1">
        <draw:frame presentation:style-name="pr15" draw:layer="layout" svg:width="22.5cm" svg:height="2.6cm" svg:x="4.5cm" svg:y="0.6cm" presentation:class="title" presentation:placeholder="true">
          <draw:text-box/>
        </draw:frame>
        <draw:frame presentation:style-name="pr18" draw:layer="layout" svg:width="10.979cm" svg:height="4.356cm" svg:x="4.5cm" svg:y="3.8cm" presentation:class="outline" presentation:user-transformed="true">
          <draw:text-box>
            <text:list text:style-name="L2">
              <text:list-item>
                <text:p text:style-name="P3"><text:span text:style-name="T1">Argument-quality-based </text:span><text:span text:style-name="T1">policy filtering</text:span></text:p>
                <text:list>
                  <text:list-item>
                    <text:p><text:span text:style-name="T4">Very intuitive and easy to </text:span><text:span text:style-name="T4">implement, runs on our </text:span><text:span text:style-name="T4">own framework</text:span></text:p>
                  </text:list-item>
                  <text:list-item>
                    <text:p><text:span text:style-name="T5">Not adaptive, not very </text:span><text:span text:style-name="T5">innovative</text:span></text:p>
                  </text:list-item>
                </text:list>
              </text:list-item>
            </text:list>
          </draw:text-box>
        </draw:frame>
        <draw:frame presentation:style-name="pr18" draw:layer="layout" svg:width="10.979cm" svg:height="4.356cm" svg:x="16.029cm" svg:y="3.8cm" presentation:class="outline" presentation:user-transformed="true">
          <draw:text-box>
            <text:list text:style-name="L2">
              <text:list-item>
                <text:p text:style-name="P3">Reinforcement Learning</text:p>
                <text:list>
                  <text:list-item>
                    <text:p><text:span text:style-name="T4">Already works on </text:span><text:span text:style-name="T4">alignment task</text:span></text:p>
                  </text:list-item>
                  <text:list-item>
                    <text:p><text:span text:style-name="T4">Can use “Moderation </text:span><text:span text:style-name="T4">Game” prompts</text:span></text:p>
                  </text:list-item>
                  <text:list-item>
                    <text:p><text:span text:style-name="T5">Needs predefined policy </text:span><text:span text:style-name="T5">guidelines which can not </text:span><text:span text:style-name="T5">be modified after training</text:span></text:p>
                  </text:list-item>
                </text:list>
              </text:list-item>
            </text:list>
          </draw:text-box>
        </draw:frame>
        <draw:frame presentation:style-name="pr18" draw:layer="layout" svg:width="10.979cm" svg:height="4.356cm" svg:x="4.5cm" svg:y="8.571cm" presentation:class="outline" presentation:user-transformed="true">
          <draw:text-box>
            <text:list text:style-name="L2">
              <text:list-item>
                <text:p>Self play</text:p>
                <text:list>
                  <text:list-item>
                    <text:p><text:span text:style-name="T4">Innovative, adaptive, fully </text:span><text:span text:style-name="T4">automated</text:span></text:p>
                  </text:list-item>
                  <text:list-item>
                    <text:p><text:span text:style-name="T5">Very expensive</text:span></text:p>
                  </text:list-item>
                  <text:list-item>
                    <text:p><text:span text:style-name="T5">LLM self-reasoning does </text:span><text:span text:style-name="T5">not work</text:span></text:p>
                  </text:list-item>
                </text:list>
              </text:list-item>
            </text:list>
          </draw:text-box>
        </draw:frame>
        <draw:frame presentation:style-name="pr18" draw:layer="layout" svg:width="10.979cm" svg:height="4.356cm" svg:x="16.029cm" svg:y="8.571cm" presentation:class="outline" presentation:user-transformed="true">
          <draw:text-box>
            <text:list text:style-name="L2">
              <text:list-item>
                <text:p>[sources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efault2" presentation:presentation-page-layout-name="AL2T1" presentation:use-footer-name="ftr1" presentation:use-date-time-name="dtd1">
        <draw:frame presentation:style-name="pr19" draw:text-style-name="P5" draw:layer="layout" svg:width="22.5cm" svg:height="2.6cm" svg:x="4.5cm" svg:y="0.6cm" presentation:class="title">
          <draw:text-box>
            <text:p><text:span text:style-name="T1">Using LLMs to judge policy: Challenges</text:span></text:p>
          </draw:text-box>
        </draw:frame>
        <draw:frame presentation:style-name="pr20" draw:text-style-name="P5" draw:layer="layout" svg:width="22.5cm" svg:height="9.134cm" svg:x="4.5cm" svg:y="3.8cm" presentation:class="outline">
          <draw:text-box>
            <text:list text:style-name="L2">
              <text:list-item>
                <text:p><text:span text:style-name="T1">Our own experiments </text:span><text:span text:style-name="T1">prove that LLM </text:span><text:span text:style-name="T1">annotation can be tricky</text:span></text:p>
              </text:list-item>
              <text:list-item>
                <text:p><text:span text:style-name="T1">Constant AI feedback in </text:span><text:span text:style-name="T1">every step will reinforce </text:span><text:span text:style-name="T1">model biases</text:span></text:p>
                <text:list>
                  <text:list-item>
                    <text:p><text:span text:style-name="T1">Especially if LLMs </text:span><text:span text:style-name="T1">allowed to deliberate </text:span><text:span text:style-name="T1">among each other</text:span></text:p>
                  </text:list-item>
                  <text:list-item>
                    <text:p><text:span text:style-name="T1">Resistant to SDB </text:span><text:span text:style-name="T1">prompting</text:span></text:p>
                  </text:list-item>
                </text:list>
              </text:list-item>
              <text:list-item>
                <text:p><text:span text:style-name="T1">Anthropic already outlines </text:span><text:span text:style-name="T1">several challenges and </text:span><text:span text:style-name="T1">issues when both defining </text:span><text:span text:style-name="T1">their constitution, and </text:span><text:span text:style-name="T1">training their model on it</text:span></text:p>
                <text:list>
                  <text:list-item>
                    <text:p><text:span text:style-name="T1">Introducing LLMs </text:span><text:span text:style-name="T1">everywhere would be a </text:span><text:span text:style-name="T1">significantly harder </text:span><text:span text:style-name="T1">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5T32" presentation:use-footer-name="ftr1" presentation:use-date-time-name="dtd1">
        <draw:frame presentation:style-name="pr22" draw:text-style-name="P2" draw:layer="layout" svg:width="22.5cm" svg:height="12.056cm" svg:x="4.5cm" svg:y="0.6cm" presentation:class="subtitle">
          <draw:text-box>
            <text:p>Questions?</text:p>
          </draw:text-box>
        </draw:frame>
        <presentation:notes draw:style-name="dp4">
          <draw:page-thumbnail draw:style-name="gr1" draw:layer="layout" svg:width="17cm" svg:height="9.56cm" svg:x="2cm" svg:y="2.5cm" draw:page-number="1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color="#3399ff" draw:auto-grow-height="false" draw:fit-to-size="false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4-outline3" style:family="presentation" style:parent-style-name="Default4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4-outline4" style:family="presentation" style:parent-style-name="Default4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4-outline5" style:family="presentation" style:parent-style-name="Default4-outline4">
      <style:paragraph-properties fo:margin-left="0cm" fo:margin-right="0cm" fo:margin-top="0cm" fo:margin-bottom="0.074cm" fo:text-indent="0cm"/>
      <style:text-properties fo:font-size="15pt"/>
    </style:style>
    <style:style style:name="Default4-outline6" style:family="presentation" style:parent-style-name="Default4-outline5">
      <style:paragraph-properties fo:margin-left="0cm" fo:margin-right="0cm" fo:margin-top="0cm" fo:margin-bottom="0.074cm" fo:text-indent="0cm"/>
      <style:text-properties fo:font-size="15pt"/>
    </style:style>
    <style:style style:name="Default4-outline7" style:family="presentation" style:parent-style-name="Default4-outline6">
      <style:paragraph-properties fo:margin-left="0cm" fo:margin-right="0cm" fo:margin-top="0cm" fo:margin-bottom="0.074cm" fo:text-indent="0cm"/>
      <style:text-properties fo:font-size="15pt"/>
    </style:style>
    <style:style style:name="Default4-outline8" style:family="presentation" style:parent-style-name="Default4-outline7">
      <style:paragraph-properties fo:margin-left="0cm" fo:margin-right="0cm" fo:margin-top="0cm" fo:margin-bottom="0.074cm" fo:text-indent="0cm"/>
      <style:text-properties fo:font-size="15pt"/>
    </style:style>
    <style:style style:name="Default4-outline9" style:family="presentation" style:parent-style-name="Default4-outline8">
      <style:paragraph-properties fo:margin-left="0cm" fo:margin-right="0cm" fo:margin-top="0cm" fo:margin-bottom="0.074cm" fo:text-indent="0cm"/>
      <style:text-properties fo:font-size="15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 draw:fit-to-size="false" style:shrink-to-fit="true">
        <text:list-style style:name="Default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fill-color="#3399ff" draw:auto-grow-height="false" draw:fit-to-size="false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5-outline3" style:family="presentation" style:parent-style-name="Default5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5-outline4" style:family="presentation" style:parent-style-name="Default5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5-outline5" style:family="presentation" style:parent-style-name="Default5-outline4">
      <style:paragraph-properties fo:margin-left="0cm" fo:margin-right="0cm" fo:margin-top="0cm" fo:margin-bottom="0.074cm" fo:text-indent="0cm"/>
      <style:text-properties fo:font-size="15pt"/>
    </style:style>
    <style:style style:name="Default5-outline6" style:family="presentation" style:parent-style-name="Default5-outline5">
      <style:paragraph-properties fo:margin-left="0cm" fo:margin-right="0cm" fo:margin-top="0cm" fo:margin-bottom="0.074cm" fo:text-indent="0cm"/>
      <style:text-properties fo:font-size="15pt"/>
    </style:style>
    <style:style style:name="Default5-outline7" style:family="presentation" style:parent-style-name="Default5-outline6">
      <style:paragraph-properties fo:margin-left="0cm" fo:margin-right="0cm" fo:margin-top="0cm" fo:margin-bottom="0.074cm" fo:text-indent="0cm"/>
      <style:text-properties fo:font-size="15pt"/>
    </style:style>
    <style:style style:name="Default5-outline8" style:family="presentation" style:parent-style-name="Default5-outline7">
      <style:paragraph-properties fo:margin-left="0cm" fo:margin-right="0cm" fo:margin-top="0cm" fo:margin-bottom="0.074cm" fo:text-indent="0cm"/>
      <style:text-properties fo:font-size="15pt"/>
    </style:style>
    <style:style style:name="Default5-outline9" style:family="presentation" style:parent-style-name="Default5-outline8">
      <style:paragraph-properties fo:margin-left="0cm" fo:margin-right="0cm" fo:margin-top="0cm" fo:margin-bottom="0.074cm" fo:text-indent="0cm"/>
      <style:text-properties fo:font-size="15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 draw:fit-to-size="false" style:shrink-to-fit="true">
        <text:list-style style:name="Default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fill-color="#3399ff" draw:auto-grow-height="false" draw:fit-to-size="false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6-outline3" style:family="presentation" style:parent-style-name="Default6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6-outline4" style:family="presentation" style:parent-style-name="Default6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6-outline5" style:family="presentation" style:parent-style-name="Default6-outline4">
      <style:paragraph-properties fo:margin-left="0cm" fo:margin-right="0cm" fo:margin-top="0cm" fo:margin-bottom="0.074cm" fo:text-indent="0cm"/>
      <style:text-properties fo:font-size="15pt"/>
    </style:style>
    <style:style style:name="Default6-outline6" style:family="presentation" style:parent-style-name="Default6-outline5">
      <style:paragraph-properties fo:margin-left="0cm" fo:margin-right="0cm" fo:margin-top="0cm" fo:margin-bottom="0.074cm" fo:text-indent="0cm"/>
      <style:text-properties fo:font-size="15pt"/>
    </style:style>
    <style:style style:name="Default6-outline7" style:family="presentation" style:parent-style-name="Default6-outline6">
      <style:paragraph-properties fo:margin-left="0cm" fo:margin-right="0cm" fo:margin-top="0cm" fo:margin-bottom="0.074cm" fo:text-indent="0cm"/>
      <style:text-properties fo:font-size="15pt"/>
    </style:style>
    <style:style style:name="Default6-outline8" style:family="presentation" style:parent-style-name="Default6-outline7">
      <style:paragraph-properties fo:margin-left="0cm" fo:margin-right="0cm" fo:margin-top="0cm" fo:margin-bottom="0.074cm" fo:text-indent="0cm"/>
      <style:text-properties fo:font-size="15pt"/>
    </style:style>
    <style:style style:name="Default6-outline9" style:family="presentation" style:parent-style-name="Default6-outline8">
      <style:paragraph-properties fo:margin-left="0cm" fo:margin-right="0cm" fo:margin-top="0cm" fo:margin-bottom="0.074cm" fo:text-indent="0cm"/>
      <style:text-properties fo:font-size="15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 draw:fit-to-size="false" style:shrink-to-fit="true">
        <text:list-style style:name="Default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99ff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fit-to-size="false" style:shrink-to-fi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color="#3399ff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1-outline3" style:family="presentation" style:parent-style-name="Default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1-outline4" style:family="presentation" style:parent-style-name="Default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1-outline5" style:family="presentation" style:parent-style-name="Default1-outline4">
      <style:paragraph-properties fo:margin-left="0cm" fo:margin-right="0cm" fo:margin-top="0cm" fo:margin-bottom="0.074cm" fo:text-indent="0cm"/>
      <style:text-properties fo:font-size="15pt"/>
    </style:style>
    <style:style style:name="Default1-outline6" style:family="presentation" style:parent-style-name="Default1-outline5">
      <style:paragraph-properties fo:margin-left="0cm" fo:margin-right="0cm" fo:margin-top="0cm" fo:margin-bottom="0.074cm" fo:text-indent="0cm"/>
      <style:text-properties fo:font-size="15pt"/>
    </style:style>
    <style:style style:name="Default1-outline7" style:family="presentation" style:parent-style-name="Default1-outline6">
      <style:paragraph-properties fo:margin-left="0cm" fo:margin-right="0cm" fo:margin-top="0cm" fo:margin-bottom="0.074cm" fo:text-indent="0cm"/>
      <style:text-properties fo:font-size="15pt"/>
    </style:style>
    <style:style style:name="Default1-outline8" style:family="presentation" style:parent-style-name="Default1-outline7">
      <style:paragraph-properties fo:margin-left="0cm" fo:margin-right="0cm" fo:margin-top="0cm" fo:margin-bottom="0.074cm" fo:text-indent="0cm"/>
      <style:text-properties fo:font-size="15pt"/>
    </style:style>
    <style:style style:name="Default1-outline9" style:family="presentation" style:parent-style-name="Default1-outline8">
      <style:paragraph-properties fo:margin-left="0cm" fo:margin-right="0cm" fo:margin-top="0cm" fo:margin-bottom="0.074cm" fo:text-indent="0cm"/>
      <style:text-properties fo:font-size="15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false" style:shrink-to-fit="tru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color="#3399ff" draw:auto-grow-height="false" draw:fit-to-size="false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2-outline3" style:family="presentation" style:parent-style-name="Default2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2-outline4" style:family="presentation" style:parent-style-name="Default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2-outline5" style:family="presentation" style:parent-style-name="Default2-outline4">
      <style:paragraph-properties fo:margin-left="0cm" fo:margin-right="0cm" fo:margin-top="0cm" fo:margin-bottom="0.074cm" fo:text-indent="0cm"/>
      <style:text-properties fo:font-size="15pt"/>
    </style:style>
    <style:style style:name="Default2-outline6" style:family="presentation" style:parent-style-name="Default2-outline5">
      <style:paragraph-properties fo:margin-left="0cm" fo:margin-right="0cm" fo:margin-top="0cm" fo:margin-bottom="0.074cm" fo:text-indent="0cm"/>
      <style:text-properties fo:font-size="15pt"/>
    </style:style>
    <style:style style:name="Default2-outline7" style:family="presentation" style:parent-style-name="Default2-outline6">
      <style:paragraph-properties fo:margin-left="0cm" fo:margin-right="0cm" fo:margin-top="0cm" fo:margin-bottom="0.074cm" fo:text-indent="0cm"/>
      <style:text-properties fo:font-size="15pt"/>
    </style:style>
    <style:style style:name="Default2-outline8" style:family="presentation" style:parent-style-name="Default2-outline7">
      <style:paragraph-properties fo:margin-left="0cm" fo:margin-right="0cm" fo:margin-top="0cm" fo:margin-bottom="0.074cm" fo:text-indent="0cm"/>
      <style:text-properties fo:font-size="15pt"/>
    </style:style>
    <style:style style:name="Default2-outline9" style:family="presentation" style:parent-style-name="Default2-outline8">
      <style:paragraph-properties fo:margin-left="0cm" fo:margin-right="0cm" fo:margin-top="0cm" fo:margin-bottom="0.074cm" fo:text-indent="0cm"/>
      <style:text-properties fo:font-size="15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 draw:fit-to-size="false" style:shrink-to-fit="tru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10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11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Default4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9" style:family="presentation" style:parent-style-name="Defau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5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2" style:family="presentation" style:parent-style-name="Default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efault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Default6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5" style:family="presentation" style:parent-style-name="Default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Default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Defaul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4" style:family="presentation" style:parent-style-name="Default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Default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ffd8ce"/>
      <style:paragraph-properties fo:text-align="center"/>
    </style:style>
    <style:style style:name="MP17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Liberation Sans" fo:font-size="14pt" fo:language="en" fo:country="GB" style:font-size-asian="14pt" style:language-asian="en" style:country-asian="GB" style:font-size-complex="14pt" style:language-complex="en" style:country-complex="GB"/>
    </style:style>
    <style:style style:name="MT4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5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5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10" draw:text-style-name="MP1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4-title" draw:layer="backgroundobjects" svg:width="22.5cm" svg:height="2.6cm" svg:x="4.5cm" svg:y="0.6cm" presentation:class="title" presentation:placeholder="true">
        <draw:text-box/>
      </draw:frame>
      <draw:frame presentation:style-name="Default4-outline1" draw:layer="backgroundobjects" svg:width="22.5cm" svg:height="9.134cm" svg:x="4.5cm" svg:y="3.8cm" presentation:class="outline" presentation:placeholder="true">
        <draw:text-box/>
      </draw:frame>
      <draw:frame presentation:style-name="Mpr8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8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0" draw:text-style-name="MP16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4-title" draw:layer="backgroundobjects" svg:width="17cm" svg:height="9.56cm" svg:x="2cm" svg:y="2.5cm" presentation:class="page"/>
        <draw:frame presentation:style-name="Default4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5-title" draw:layer="backgroundobjects" svg:width="22.5cm" svg:height="2.6cm" svg:x="4.5cm" svg:y="0.6cm" presentation:class="title" presentation:placeholder="true">
        <draw:text-box/>
      </draw:frame>
      <draw:frame presentation:style-name="Default5-outline1" draw:layer="backgroundobjects" svg:width="22.5cm" svg:height="9.134cm" svg:x="4.5cm" svg:y="3.8cm" presentation:class="outline" presentation:placeholder="true">
        <draw:text-box/>
      </draw:frame>
      <draw:frame presentation:style-name="Mpr11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11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109" draw:start-glue-point="10" draw:end-shape="id110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111" draw:start-glue-point="10" draw:end-shape="id112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113" draw:start-glue-point="10" draw:end-shape="id114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115" draw:start-glue-point="10" draw:end-shape="id116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117" draw:start-glue-point="10" draw:end-shape="id118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119" draw:start-glue-point="10" draw:end-shape="id120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121" draw:start-glue-point="10" draw:end-shape="id122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123" draw:start-glue-point="10" draw:end-shape="id124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125" draw:start-glue-point="10" draw:end-shape="id126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127" draw:start-glue-point="10" draw:end-shape="id128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129" draw:start-glue-point="10" draw:end-shape="id130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131" draw:start-glue-point="10" draw:end-shape="id132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133" draw:start-glue-point="10" draw:end-shape="id134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135" draw:start-glue-point="10" draw:end-shape="id136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137" draw:start-glue-point="10" draw:end-shape="id138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139" draw:start-glue-point="10" draw:end-shape="id140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141" draw:start-glue-point="10" draw:end-shape="id142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143" draw:start-glue-point="10" draw:end-shape="id144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145" draw:start-glue-point="10" draw:end-shape="id146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147" draw:start-glue-point="10" draw:end-shape="id148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149" draw:start-glue-point="10" draw:end-shape="id150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151" draw:start-glue-point="10" draw:end-shape="id152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153" draw:start-glue-point="10" draw:end-shape="id154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155" draw:start-glue-point="10" draw:end-shape="id156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157" draw:start-glue-point="10" draw:end-shape="id158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159" draw:start-glue-point="10" draw:end-shape="id160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161" draw:start-glue-point="10" draw:end-shape="id162" draw:end-glue-point="6" svg:d="M3026 14902h-276-449-275" svg:viewBox="0 0 1001 1">
        <text:p/>
      </draw:connector>
      <draw:custom-shape draw:style-name="Mgr10" draw:text-style-name="MP16" xml:id="id110" draw:id="id110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12" draw:id="id112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16" draw:id="id116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14" draw:id="id114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8" draw:id="id118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9" draw:id="id119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1" draw:id="id121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3" draw:id="id123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5" draw:id="id125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7" draw:id="id127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30" draw:id="id130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32" draw:id="id132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34" draw:id="id134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36" draw:id="id136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8" draw:id="id138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9" draw:id="id139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1" draw:id="id141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3" draw:id="id143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5" draw:id="id145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7" draw:id="id147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50" draw:id="id150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52" draw:id="id152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54" draw:id="id154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56" draw:id="id156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8" draw:id="id158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60" draw:id="id160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62" draw:id="id162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9" draw:id="id109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1" draw:id="id111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5" draw:id="id115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3" draw:id="id113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17" draw:id="id117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0" draw:id="id120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2" draw:id="id122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4" draw:id="id124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26" draw:id="id126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8" draw:id="id128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9" draw:id="id129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1" draw:id="id131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3" draw:id="id133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5" draw:id="id135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37" draw:id="id137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0" draw:id="id140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2" draw:id="id142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4" draw:id="id144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46" draw:id="id146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8" draw:id="id148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9" draw:id="id149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1" draw:id="id151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3" draw:id="id153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5" draw:id="id155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57" draw:id="id157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9" draw:id="id159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1" draw:id="id161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5-title" draw:layer="backgroundobjects" svg:width="17cm" svg:height="9.56cm" svg:x="2cm" svg:y="2.5cm" presentation:class="page"/>
        <draw:frame presentation:style-name="Default5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6-title" draw:layer="backgroundobjects" svg:width="22.5cm" svg:height="2.6cm" svg:x="4.5cm" svg:y="0.6cm" presentation:class="title" presentation:placeholder="true">
        <draw:text-box/>
      </draw:frame>
      <draw:frame presentation:style-name="Default6-outline1" draw:layer="backgroundobjects" svg:width="22.5cm" svg:height="9.134cm" svg:x="4.5cm" svg:y="3.8cm" presentation:class="outline" presentation:placeholder="true">
        <draw:text-box/>
      </draw:frame>
      <draw:frame presentation:style-name="Mpr14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14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163" draw:start-glue-point="10" draw:end-shape="id164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165" draw:start-glue-point="10" draw:end-shape="id166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167" draw:start-glue-point="10" draw:end-shape="id168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169" draw:start-glue-point="10" draw:end-shape="id170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171" draw:start-glue-point="10" draw:end-shape="id172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173" draw:start-glue-point="10" draw:end-shape="id174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175" draw:start-glue-point="10" draw:end-shape="id176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177" draw:start-glue-point="10" draw:end-shape="id178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179" draw:start-glue-point="10" draw:end-shape="id180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181" draw:start-glue-point="10" draw:end-shape="id182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183" draw:start-glue-point="10" draw:end-shape="id184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185" draw:start-glue-point="10" draw:end-shape="id186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187" draw:start-glue-point="10" draw:end-shape="id188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189" draw:start-glue-point="10" draw:end-shape="id190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191" draw:start-glue-point="10" draw:end-shape="id192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193" draw:start-glue-point="10" draw:end-shape="id194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195" draw:start-glue-point="10" draw:end-shape="id196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197" draw:start-glue-point="10" draw:end-shape="id198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199" draw:start-glue-point="10" draw:end-shape="id200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201" draw:start-glue-point="10" draw:end-shape="id202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203" draw:start-glue-point="10" draw:end-shape="id204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205" draw:start-glue-point="10" draw:end-shape="id206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207" draw:start-glue-point="10" draw:end-shape="id208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209" draw:start-glue-point="10" draw:end-shape="id210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211" draw:start-glue-point="10" draw:end-shape="id212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213" draw:start-glue-point="10" draw:end-shape="id214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215" draw:start-glue-point="10" draw:end-shape="id216" draw:end-glue-point="6" svg:d="M3026 14902h-276-449-275" svg:viewBox="0 0 1001 1">
        <text:p/>
      </draw:connector>
      <draw:custom-shape draw:style-name="Mgr10" draw:text-style-name="MP16" xml:id="id164" draw:id="id164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66" draw:id="id166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70" draw:id="id170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68" draw:id="id168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2" draw:id="id172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3" draw:id="id173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5" draw:id="id175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7" draw:id="id177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9" draw:id="id179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1" draw:id="id181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4" draw:id="id184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6" draw:id="id186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8" draw:id="id188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0" draw:id="id190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2" draw:id="id192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3" draw:id="id193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5" draw:id="id195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7" draw:id="id197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9" draw:id="id199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01" draw:id="id201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04" draw:id="id204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06" draw:id="id206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08" draw:id="id208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10" draw:id="id210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2" draw:id="id212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14" draw:id="id214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16" draw:id="id216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3" draw:id="id163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5" draw:id="id165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9" draw:id="id169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7" draw:id="id167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71" draw:id="id171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74" draw:id="id174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76" draw:id="id176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78" draw:id="id178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80" draw:id="id180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2" draw:id="id182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3" draw:id="id183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5" draw:id="id185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7" draw:id="id187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9" draw:id="id189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1" draw:id="id191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4" draw:id="id194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6" draw:id="id196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198" draw:id="id198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00" draw:id="id200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2" draw:id="id202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3" draw:id="id203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5" draw:id="id205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7" draw:id="id207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9" draw:id="id209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11" draw:id="id211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3" draw:id="id213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5" draw:id="id215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6-title" draw:layer="backgroundobjects" svg:width="17cm" svg:height="9.56cm" svg:x="2cm" svg:y="2.5cm" presentation:class="page"/>
        <draw:frame presentation:style-name="Default6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5cm" svg:height="2.6cm" svg:x="4.5cm" svg:y="0.6cm" presentation:class="title" presentation:placeholder="true">
        <draw:text-box/>
      </draw:frame>
      <draw:frame presentation:style-name="Default-outline1" draw:layer="backgroundobjects" svg:width="22.5cm" svg:height="9.134cm" svg:x="4.5cm" svg:y="3.8cm" presentation:class="outline" presentation:placeholder="true">
        <draw:text-box/>
      </draw:frame>
      <draw:frame presentation:style-name="Mpr17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17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17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217" draw:start-glue-point="10" draw:end-shape="id218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219" draw:start-glue-point="10" draw:end-shape="id220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221" draw:start-glue-point="10" draw:end-shape="id222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223" draw:start-glue-point="10" draw:end-shape="id224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225" draw:start-glue-point="10" draw:end-shape="id226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227" draw:start-glue-point="10" draw:end-shape="id228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229" draw:start-glue-point="10" draw:end-shape="id230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231" draw:start-glue-point="10" draw:end-shape="id232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233" draw:start-glue-point="10" draw:end-shape="id234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235" draw:start-glue-point="10" draw:end-shape="id236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237" draw:start-glue-point="10" draw:end-shape="id238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239" draw:start-glue-point="10" draw:end-shape="id240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241" draw:start-glue-point="10" draw:end-shape="id242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243" draw:start-glue-point="10" draw:end-shape="id244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245" draw:start-glue-point="10" draw:end-shape="id246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247" draw:start-glue-point="10" draw:end-shape="id248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249" draw:start-glue-point="10" draw:end-shape="id250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251" draw:start-glue-point="10" draw:end-shape="id252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253" draw:start-glue-point="10" draw:end-shape="id254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255" draw:start-glue-point="10" draw:end-shape="id256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257" draw:start-glue-point="10" draw:end-shape="id258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259" draw:start-glue-point="10" draw:end-shape="id260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261" draw:start-glue-point="10" draw:end-shape="id262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263" draw:start-glue-point="10" draw:end-shape="id264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265" draw:start-glue-point="10" draw:end-shape="id266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267" draw:start-glue-point="10" draw:end-shape="id268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269" draw:start-glue-point="10" draw:end-shape="id270" draw:end-glue-point="6" svg:d="M3026 14902h-276-449-275" svg:viewBox="0 0 1001 1">
        <text:p/>
      </draw:connector>
      <draw:custom-shape draw:style-name="Mgr10" draw:text-style-name="MP16" xml:id="id218" draw:id="id218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0" draw:id="id220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4" draw:id="id224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2" draw:id="id222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6" draw:id="id226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7" draw:id="id227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9" draw:id="id229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1" draw:id="id231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3" draw:id="id233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35" draw:id="id235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38" draw:id="id238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0" draw:id="id240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2" draw:id="id242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4" draw:id="id244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6" draw:id="id246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7" draw:id="id247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9" draw:id="id249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1" draw:id="id251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3" draw:id="id253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55" draw:id="id255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58" draw:id="id258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0" draw:id="id260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2" draw:id="id262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4" draw:id="id264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6" draw:id="id266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8" draw:id="id268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70" draw:id="id270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7" draw:id="id217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9" draw:id="id219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3" draw:id="id223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1" draw:id="id221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5" draw:id="id225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28" draw:id="id228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30" draw:id="id230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32" draw:id="id232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34" draw:id="id234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6" draw:id="id236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7" draw:id="id237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9" draw:id="id239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1" draw:id="id241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3" draw:id="id243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5" draw:id="id245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48" draw:id="id248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50" draw:id="id250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52" draw:id="id252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54" draw:id="id254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6" draw:id="id256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7" draw:id="id257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9" draw:id="id259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1" draw:id="id261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3" draw:id="id263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65" draw:id="id265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7" draw:id="id267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9" draw:id="id269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-title" draw:layer="backgroundobjects" svg:width="17cm" svg:height="9.56cm" svg:x="2cm" svg:y="2.5cm" presentation:class="page"/>
        <draw:frame presentation:style-name="Default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1-title" draw:layer="backgroundobjects" svg:width="22.5cm" svg:height="2.6cm" svg:x="4.5cm" svg:y="0.6cm" presentation:class="title" presentation:placeholder="true">
        <draw:text-box/>
      </draw:frame>
      <draw:frame presentation:style-name="Default1-outline1" draw:layer="backgroundobjects" svg:width="22.5cm" svg:height="9.134cm" svg:x="4.5cm" svg:y="3.8cm" presentation:class="outline" presentation:placeholder="true">
        <draw:text-box/>
      </draw:frame>
      <draw:frame presentation:style-name="Mpr20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20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20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271" draw:start-glue-point="10" draw:end-shape="id272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273" draw:start-glue-point="10" draw:end-shape="id274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275" draw:start-glue-point="10" draw:end-shape="id276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277" draw:start-glue-point="10" draw:end-shape="id278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279" draw:start-glue-point="10" draw:end-shape="id280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281" draw:start-glue-point="10" draw:end-shape="id282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283" draw:start-glue-point="10" draw:end-shape="id284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285" draw:start-glue-point="10" draw:end-shape="id286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287" draw:start-glue-point="10" draw:end-shape="id288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289" draw:start-glue-point="10" draw:end-shape="id290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291" draw:start-glue-point="10" draw:end-shape="id292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293" draw:start-glue-point="10" draw:end-shape="id294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295" draw:start-glue-point="10" draw:end-shape="id296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297" draw:start-glue-point="10" draw:end-shape="id298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299" draw:start-glue-point="10" draw:end-shape="id300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301" draw:start-glue-point="10" draw:end-shape="id302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303" draw:start-glue-point="10" draw:end-shape="id304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305" draw:start-glue-point="10" draw:end-shape="id306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307" draw:start-glue-point="10" draw:end-shape="id308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309" draw:start-glue-point="10" draw:end-shape="id310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311" draw:start-glue-point="10" draw:end-shape="id312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313" draw:start-glue-point="10" draw:end-shape="id314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315" draw:start-glue-point="10" draw:end-shape="id316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317" draw:start-glue-point="10" draw:end-shape="id318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319" draw:start-glue-point="10" draw:end-shape="id320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321" draw:start-glue-point="10" draw:end-shape="id322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323" draw:start-glue-point="10" draw:end-shape="id324" draw:end-glue-point="6" svg:d="M3026 14902h-276-449-275" svg:viewBox="0 0 1001 1">
        <text:p/>
      </draw:connector>
      <draw:custom-shape draw:style-name="Mgr10" draw:text-style-name="MP16" xml:id="id272" draw:id="id27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74" draw:id="id27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78" draw:id="id27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76" draw:id="id27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0" draw:id="id28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1" draw:id="id28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3" draw:id="id28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5" draw:id="id28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7" draw:id="id28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9" draw:id="id28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2" draw:id="id29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4" draw:id="id29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6" draw:id="id29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8" draw:id="id29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0" draw:id="id30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1" draw:id="id30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3" draw:id="id30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5" draw:id="id30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7" draw:id="id30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09" draw:id="id30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12" draw:id="id31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14" draw:id="id31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16" draw:id="id31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18" draw:id="id31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0" draw:id="id32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22" draw:id="id32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24" draw:id="id32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1" draw:id="id27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3" draw:id="id27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7" draw:id="id27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5" draw:id="id27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79" draw:id="id27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2" draw:id="id28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4" draw:id="id28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6" draw:id="id28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88" draw:id="id28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0" draw:id="id29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1" draw:id="id29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3" draw:id="id29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5" draw:id="id29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7" draw:id="id29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299" draw:id="id29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02" draw:id="id30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04" draw:id="id30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06" draw:id="id30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08" draw:id="id30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0" draw:id="id31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1" draw:id="id31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3" draw:id="id31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5" draw:id="id31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7" draw:id="id31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19" draw:id="id31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1" draw:id="id32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3" draw:id="id32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1-title" draw:layer="backgroundobjects" svg:width="17cm" svg:height="9.56cm" svg:x="2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2-title" draw:layer="backgroundobjects" svg:width="22.5cm" svg:height="2.6cm" svg:x="4.5cm" svg:y="0.6cm" presentation:class="title" presentation:placeholder="true">
        <draw:text-box/>
      </draw:frame>
      <draw:frame presentation:style-name="Default2-outline1" draw:layer="backgroundobjects" svg:width="22.5cm" svg:height="9.134cm" svg:x="4.5cm" svg:y="3.8cm" presentation:class="outline" presentation:placeholder="true">
        <draw:text-box/>
      </draw:frame>
      <draw:frame presentation:style-name="Mpr23" draw:text-style-name="MP2" draw:layer="backgroundobjects" svg:width="6.523cm" svg:height="1.085cm" svg:x="4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23" draw:text-style-name="MP11" draw:layer="backgroundobjects" svg:width="8.875cm" svg:height="1.085cm" svg:x="11.075cm" svg:y="14.347cm" presentation:class="footer">
        <draw:text-box>
          <text:p text:style-name="MP14"><text:span text:style-name="MT4"><presentation:footer/></text:span></text:p>
        </draw:text-box>
      </draw:frame>
      <draw:frame presentation:style-name="Mpr23" draw:text-style-name="MP4" draw:layer="backgroundobjects" svg:width="6.523cm" svg:height="1.085cm" svg:x="20.075cm" svg:y="14.347cm" presentation:class="page-number">
        <draw:text-box>
          <text:p text:style-name="MP14"><text:span text:style-name="MT4"><text:page-number>&lt;number&gt;</text:page-number></text:span></text:p>
        </draw:text-box>
      </draw:frame>
      <draw:connector draw:style-name="Mgr9" draw:text-style-name="MP15" draw:layer="backgroundobjects" draw:type="lines" svg:x1="1.5cm" svg:y1="0.851cm" svg:x2="3.5cm" svg:y2="0.851cm" draw:start-shape="id325" draw:start-glue-point="10" draw:end-shape="id326" draw:end-glue-point="6" svg:d="M1500 851h276 1449 275" svg:viewBox="0 0 2001 1">
        <text:p/>
      </draw:connector>
      <draw:connector draw:style-name="Mgr9" draw:text-style-name="MP15" draw:layer="backgroundobjects" draw:type="lines" svg:x1="2cm" svg:y1="1.351cm" svg:x2="3cm" svg:y2="1.351cm" draw:start-shape="id327" draw:start-glue-point="10" draw:end-shape="id328" draw:end-glue-point="6" svg:d="M2000 1351h276 449 275" svg:viewBox="0 0 1001 1">
        <text:p/>
      </draw:connector>
      <draw:connector draw:style-name="Mgr9" draw:text-style-name="MP15" draw:layer="backgroundobjects" draw:type="lines" svg:x1="2.4cm" svg:y1="1.951cm" svg:x2="2.6cm" svg:y2="1.951cm" draw:start-shape="id329" draw:start-glue-point="10" draw:end-shape="id330" draw:end-glue-point="6" svg:d="M2400 1951h276-351 275" svg:viewBox="0 0 352 1">
        <text:p/>
      </draw:connector>
      <draw:connector draw:style-name="Mgr9" draw:text-style-name="MP15" draw:layer="backgroundobjects" draw:type="lines" svg:x1="2cm" svg:y1="0.351cm" svg:x2="3cm" svg:y2="0.351cm" draw:start-shape="id331" draw:start-glue-point="10" draw:end-shape="id332" draw:end-glue-point="6" svg:d="M2000 351h276 449 275" svg:viewBox="0 0 1001 1">
        <text:p/>
      </draw:connector>
      <draw:connector draw:style-name="Mgr9" draw:text-style-name="MP15" draw:layer="backgroundobjects" draw:type="lines" svg:x1="2.4cm" svg:y1="2.651cm" svg:x2="2.6cm" svg:y2="2.651cm" draw:start-shape="id333" draw:start-glue-point="10" draw:end-shape="id334" draw:end-glue-point="6" svg:d="M2400 2651h276-351 275" svg:viewBox="0 0 352 1">
        <text:p/>
      </draw:connector>
      <draw:connector draw:style-name="Mgr9" draw:text-style-name="MP15" draw:layer="backgroundobjects" draw:type="lines" svg:x1="3.5cm" svg:y1="3.751cm" svg:x2="1.5cm" svg:y2="3.751cm" draw:start-shape="id335" draw:start-glue-point="10" draw:end-shape="id336" draw:end-glue-point="6" svg:d="M3500 3751h-276-1449-275" svg:viewBox="0 0 2001 1">
        <text:p/>
      </draw:connector>
      <draw:connector draw:style-name="Mgr9" draw:text-style-name="MP15" draw:layer="backgroundobjects" draw:type="lines" svg:x1="3cm" svg:y1="3.251cm" svg:x2="2cm" svg:y2="3.251cm" draw:start-shape="id337" draw:start-glue-point="10" draw:end-shape="id338" draw:end-glue-point="6" svg:d="M3000 3251h-276-449-275" svg:viewBox="0 0 1001 1">
        <text:p/>
      </draw:connector>
      <draw:connector draw:style-name="Mgr9" draw:text-style-name="MP15" draw:layer="backgroundobjects" draw:type="lines" svg:x1="3cm" svg:y1="4.251cm" svg:x2="2cm" svg:y2="4.251cm" draw:start-shape="id339" draw:start-glue-point="10" draw:end-shape="id340" draw:end-glue-point="6" svg:d="M3000 4251h-276-449-275" svg:viewBox="0 0 1001 1">
        <text:p/>
      </draw:connector>
      <draw:connector draw:style-name="Mgr9" draw:text-style-name="MP15" draw:layer="backgroundobjects" draw:type="lines" svg:x1="2.6cm" svg:y1="4.851cm" svg:x2="2.4cm" svg:y2="4.851cm" draw:start-shape="id341" draw:start-glue-point="10" draw:end-shape="id342" draw:end-glue-point="6" svg:d="M2600 4851h-276 351-275" svg:viewBox="0 0 352 1">
        <text:p/>
      </draw:connector>
      <draw:connector draw:style-name="Mgr9" draw:text-style-name="MP15" draw:layer="backgroundobjects" draw:type="lines" svg:x1="2.6cm" svg:y1="5.551cm" svg:x2="2.4cm" svg:y2="5.551cm" draw:start-shape="id343" draw:start-glue-point="10" draw:end-shape="id344" draw:end-glue-point="6" svg:d="M2600 5551h-276 351-275" svg:viewBox="0 0 352 1">
        <text:p/>
      </draw:connector>
      <draw:connector draw:style-name="Mgr9" draw:text-style-name="MP15" draw:layer="backgroundobjects" draw:type="lines" svg:x1="1.5cm" svg:y1="6.651cm" svg:x2="3.5cm" svg:y2="6.651cm" draw:start-shape="id345" draw:start-glue-point="10" draw:end-shape="id346" draw:end-glue-point="6" svg:d="M1500 6651h276 1449 275" svg:viewBox="0 0 2001 1">
        <text:p/>
      </draw:connector>
      <draw:connector draw:style-name="Mgr9" draw:text-style-name="MP15" draw:layer="backgroundobjects" draw:type="lines" svg:x1="2cm" svg:y1="6.151cm" svg:x2="3cm" svg:y2="6.151cm" draw:start-shape="id347" draw:start-glue-point="10" draw:end-shape="id348" draw:end-glue-point="6" svg:d="M2000 6151h276 449 275" svg:viewBox="0 0 1001 1">
        <text:p/>
      </draw:connector>
      <draw:connector draw:style-name="Mgr9" draw:text-style-name="MP15" draw:layer="backgroundobjects" draw:type="lines" svg:x1="2cm" svg:y1="7.177cm" svg:x2="3cm" svg:y2="7.177cm" draw:start-shape="id349" draw:start-glue-point="10" draw:end-shape="id350" draw:end-glue-point="6" svg:d="M2000 7177h276 449 275" svg:viewBox="0 0 1001 1">
        <text:p/>
      </draw:connector>
      <draw:connector draw:style-name="Mgr9" draw:text-style-name="MP15" draw:layer="backgroundobjects" draw:type="lines" svg:x1="2.4cm" svg:y1="7.777cm" svg:x2="2.6cm" svg:y2="7.777cm" draw:start-shape="id351" draw:start-glue-point="10" draw:end-shape="id352" draw:end-glue-point="6" svg:d="M2400 7777h276-351 275" svg:viewBox="0 0 352 1">
        <text:p/>
      </draw:connector>
      <draw:connector draw:style-name="Mgr9" draw:text-style-name="MP15" draw:layer="backgroundobjects" draw:type="lines" svg:x1="2.4cm" svg:y1="8.477cm" svg:x2="2.6cm" svg:y2="8.477cm" draw:start-shape="id353" draw:start-glue-point="10" draw:end-shape="id354" draw:end-glue-point="6" svg:d="M2400 8477h276-351 275" svg:viewBox="0 0 352 1">
        <text:p/>
      </draw:connector>
      <draw:connector draw:style-name="Mgr9" draw:text-style-name="MP15" draw:layer="backgroundobjects" draw:type="lines" svg:x1="3.5cm" svg:y1="9.577cm" svg:x2="1.5cm" svg:y2="9.577cm" draw:start-shape="id355" draw:start-glue-point="10" draw:end-shape="id356" draw:end-glue-point="6" svg:d="M3500 9577h-276-1449-275" svg:viewBox="0 0 2001 1">
        <text:p/>
      </draw:connector>
      <draw:connector draw:style-name="Mgr9" draw:text-style-name="MP15" draw:layer="backgroundobjects" draw:type="lines" svg:x1="3.052cm" svg:y1="9.077cm" svg:x2="2.052cm" svg:y2="9.077cm" draw:start-shape="id357" draw:start-glue-point="10" draw:end-shape="id358" draw:end-glue-point="6" svg:d="M3052 9077h-276-449-275" svg:viewBox="0 0 1001 1">
        <text:p/>
      </draw:connector>
      <draw:connector draw:style-name="Mgr9" draw:text-style-name="MP15" draw:layer="backgroundobjects" draw:type="lines" svg:x1="3.026cm" svg:y1="10.102cm" svg:x2="2.026cm" svg:y2="10.102cm" draw:start-shape="id359" draw:start-glue-point="10" draw:end-shape="id360" draw:end-glue-point="6" svg:d="M3026 10102h-276-449-275" svg:viewBox="0 0 1001 1">
        <text:p/>
      </draw:connector>
      <draw:connector draw:style-name="Mgr9" draw:text-style-name="MP15" draw:layer="backgroundobjects" draw:type="lines" svg:x1="2.626cm" svg:y1="10.702cm" svg:x2="2.426cm" svg:y2="10.702cm" draw:start-shape="id361" draw:start-glue-point="10" draw:end-shape="id362" draw:end-glue-point="6" svg:d="M2626 10702h-276 351-275" svg:viewBox="0 0 352 1">
        <text:p/>
      </draw:connector>
      <draw:connector draw:style-name="Mgr9" draw:text-style-name="MP15" draw:layer="backgroundobjects" draw:type="lines" svg:x1="2.626cm" svg:y1="11.402cm" svg:x2="2.426cm" svg:y2="11.402cm" draw:start-shape="id363" draw:start-glue-point="10" draw:end-shape="id364" draw:end-glue-point="6" svg:d="M2626 11402h-276 351-275" svg:viewBox="0 0 352 1">
        <text:p/>
      </draw:connector>
      <draw:connector draw:style-name="Mgr9" draw:text-style-name="MP15" draw:layer="backgroundobjects" draw:type="lines" svg:x1="1.526cm" svg:y1="12.502cm" svg:x2="3.526cm" svg:y2="12.502cm" draw:start-shape="id365" draw:start-glue-point="10" draw:end-shape="id366" draw:end-glue-point="6" svg:d="M1526 12502h276 1448 276" svg:viewBox="0 0 2001 1">
        <text:p/>
      </draw:connector>
      <draw:connector draw:style-name="Mgr9" draw:text-style-name="MP15" draw:layer="backgroundobjects" draw:type="lines" svg:x1="2.026cm" svg:y1="12.002cm" svg:x2="3.026cm" svg:y2="12.002cm" draw:start-shape="id367" draw:start-glue-point="10" draw:end-shape="id368" draw:end-glue-point="6" svg:d="M2026 12002h276 449 275" svg:viewBox="0 0 1001 1">
        <text:p/>
      </draw:connector>
      <draw:connector draw:style-name="Mgr9" draw:text-style-name="MP15" draw:layer="backgroundobjects" draw:type="lines" svg:x1="2.026cm" svg:y1="13.002cm" svg:x2="3.026cm" svg:y2="13.002cm" draw:start-shape="id369" draw:start-glue-point="10" draw:end-shape="id370" draw:end-glue-point="6" svg:d="M2026 13002h276 449 275" svg:viewBox="0 0 1001 1">
        <text:p/>
      </draw:connector>
      <draw:connector draw:style-name="Mgr9" draw:text-style-name="MP15" draw:layer="backgroundobjects" draw:type="lines" svg:x1="2.426cm" svg:y1="13.602cm" svg:x2="2.626cm" svg:y2="13.602cm" draw:start-shape="id371" draw:start-glue-point="10" draw:end-shape="id372" draw:end-glue-point="6" svg:d="M2426 13602h276-351 275" svg:viewBox="0 0 352 1">
        <text:p/>
      </draw:connector>
      <draw:connector draw:style-name="Mgr9" draw:text-style-name="MP15" draw:layer="backgroundobjects" draw:type="lines" svg:x1="2.426cm" svg:y1="14.302cm" svg:x2="2.626cm" svg:y2="14.302cm" draw:start-shape="id373" draw:start-glue-point="10" draw:end-shape="id374" draw:end-glue-point="6" svg:d="M2426 14302h276-351 275" svg:viewBox="0 0 352 1">
        <text:p/>
      </draw:connector>
      <draw:connector draw:style-name="Mgr9" draw:text-style-name="MP15" draw:layer="backgroundobjects" draw:type="lines" svg:x1="3.526cm" svg:y1="15.402cm" svg:x2="1.526cm" svg:y2="15.402cm" draw:start-shape="id375" draw:start-glue-point="10" draw:end-shape="id376" draw:end-glue-point="6" svg:d="M3526 15402h-276-1449-275" svg:viewBox="0 0 2001 1">
        <text:p/>
      </draw:connector>
      <draw:connector draw:style-name="Mgr9" draw:text-style-name="MP15" draw:layer="backgroundobjects" draw:type="lines" svg:x1="3.026cm" svg:y1="14.902cm" svg:x2="2.026cm" svg:y2="14.902cm" draw:start-shape="id377" draw:start-glue-point="10" draw:end-shape="id378" draw:end-glue-point="6" svg:d="M3026 14902h-276-449-275" svg:viewBox="0 0 1001 1">
        <text:p/>
      </draw:connector>
      <draw:custom-shape draw:style-name="Mgr10" draw:text-style-name="MP16" xml:id="id326" draw:id="id32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28" draw:id="id32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32" draw:id="id33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30" draw:id="id33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4" draw:id="id33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5" draw:id="id33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7" draw:id="id33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9" draw:id="id33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1" draw:id="id34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3" draw:id="id34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6" draw:id="id34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8" draw:id="id34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50" draw:id="id35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52" draw:id="id35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4" draw:id="id35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5" draw:id="id35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7" draw:id="id35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9" draw:id="id35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1" draw:id="id36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3" draw:id="id36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6" draw:id="id36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8" draw:id="id36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70" draw:id="id37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72" draw:id="id37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4" draw:id="id37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76" draw:id="id37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78" draw:id="id37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5" draw:id="id32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7" draw:id="id32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1" draw:id="id33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9" draw:id="id32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33" draw:id="id33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36" draw:id="id33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38" draw:id="id33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0" draw:id="id34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42" draw:id="id34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4" draw:id="id34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5" draw:id="id34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7" draw:id="id34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9" draw:id="id34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1" draw:id="id35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53" draw:id="id35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56" draw:id="id35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58" draw:id="id35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0" draw:id="id36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62" draw:id="id36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4" draw:id="id36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5" draw:id="id36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7" draw:id="id36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9" draw:id="id36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1" draw:id="id37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6" xml:id="id373" draw:id="id37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5" draw:id="id37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7" draw:id="id37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2-title" draw:layer="backgroundobjects" svg:width="17cm" svg:height="9.56cm" svg:x="2cm" svg:y="2.5cm" presentation:class="page"/>
        <draw:frame presentation:style-name="Default2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5:55.365526017</meta:creation-date>
    <meta:editing-duration>PT35M41S</meta:editing-duration>
    <meta:editing-cycles>5</meta:editing-cycles>
    <meta:generator>LibreOffice/24.2.6.2$Linux_X86_64 LibreOffice_project/420$Build-2</meta:generator>
    <dc:title>Inspiration</dc:title>
    <dc:date>2024-10-08T17:36:45.069013428</dc:date>
    <meta:document-statistic meta:object-count="732"/>
  </office:meta>
</office:document-meta>
</file>